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3" style:family="paragraph" style:parent-style-name="Text_20_body">
      <style:text-properties fo:font-weight="normal" officeooo:paragraph-rsid="00065d6c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6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7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8" style:family="paragraph" style:parent-style-name="Text_20_body">
      <style:text-properties fo:font-weight="normal" officeooo:paragraph-rsid="00f807ce" style:font-weight-asian="normal" style:font-weight-complex="normal"/>
    </style:style>
    <style:style style:name="P9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0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1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2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4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5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31c9c59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20162e"/>
    </style:style>
    <style:style style:name="T21" style:family="text">
      <style:text-properties officeooo:rsid="013fba44"/>
    </style:style>
    <style:style style:name="T22" style:family="text">
      <style:text-properties officeooo:rsid="015427ae"/>
    </style:style>
    <style:style style:name="T23" style:family="text">
      <style:text-properties officeooo:rsid="0164e3b7"/>
    </style:style>
    <style:style style:name="T24" style:family="text">
      <style:text-properties officeooo:rsid="0179b94e"/>
    </style:style>
    <style:style style:name="T25" style:family="text">
      <style:text-properties officeooo:rsid="017ff373"/>
    </style:style>
    <style:style style:name="T26" style:family="text">
      <style:text-properties officeooo:rsid="02441655"/>
    </style:style>
    <style:style style:name="T27" style:family="text">
      <style:text-properties officeooo:rsid="02552e66"/>
    </style:style>
    <style:style style:name="T28" style:family="text">
      <style:text-properties officeooo:rsid="02636623"/>
    </style:style>
    <style:style style:name="T29" style:family="text">
      <style:text-properties officeooo:rsid="02950381"/>
    </style:style>
    <style:style style:name="T30" style:family="text">
      <style:text-properties officeooo:rsid="02a4e322"/>
    </style:style>
    <style:style style:name="T31" style:family="text">
      <style:text-properties officeooo:rsid="02b315e6"/>
    </style:style>
    <style:style style:name="T32" style:family="text">
      <style:text-properties officeooo:rsid="02bc9658"/>
    </style:style>
    <style:style style:name="T33" style:family="text">
      <style:text-properties officeooo:rsid="02dea6e1"/>
    </style:style>
    <style:style style:name="T34" style:family="text">
      <style:text-properties officeooo:rsid="02e62971"/>
    </style:style>
    <style:style style:name="T35" style:family="text">
      <style:text-properties officeooo:rsid="02eb4747"/>
    </style:style>
    <style:style style:name="T36" style:family="text">
      <style:text-properties officeooo:rsid="02ed7d66"/>
    </style:style>
    <style:style style:name="T37" style:family="text">
      <style:text-properties officeooo:rsid="0297bf7a"/>
    </style:style>
    <style:style style:name="T38" style:family="text">
      <style:text-properties officeooo:rsid="02f9bd0a"/>
    </style:style>
    <style:style style:name="T39" style:family="text">
      <style:text-properties officeooo:rsid="03152454"/>
    </style:style>
    <style:style style:name="T40" style:family="text">
      <style:text-properties officeooo:rsid="0321a075"/>
    </style:style>
    <style:style style:name="T41" style:family="text">
      <style:text-properties officeooo:rsid="03233cd1"/>
    </style:style>
    <style:style style:name="T42" style:family="text">
      <style:text-properties officeooo:rsid="03328812"/>
    </style:style>
    <style:style style:name="T43" style:family="text">
      <style:text-properties officeooo:rsid="0334232e"/>
    </style:style>
    <style:style style:name="T44" style:family="text">
      <style:text-properties officeooo:rsid="0337a579"/>
    </style:style>
    <style:style style:name="T45" style:family="text">
      <style:text-properties officeooo:rsid="033c795d"/>
    </style:style>
    <style:style style:name="T46" style:family="text">
      <style:text-properties officeooo:rsid="03420447"/>
    </style:style>
    <style:style style:name="T47" style:family="text">
      <style:text-properties officeooo:rsid="034394a9"/>
    </style:style>
    <style:style style:name="T48" style:family="text">
      <style:text-properties officeooo:rsid="03451940"/>
    </style:style>
    <style:style style:name="T49" style:family="text">
      <style:text-properties officeooo:rsid="034ceffe"/>
    </style:style>
    <style:style style:name="T50" style:family="text">
      <style:text-properties officeooo:rsid="0351993f"/>
    </style:style>
    <style:style style:name="T51" style:family="text">
      <style:text-properties officeooo:rsid="03535b43"/>
    </style:style>
    <style:style style:name="T52" style:family="text">
      <style:text-properties officeooo:rsid="03549e9c"/>
    </style:style>
    <style:style style:name="T53" style:family="text">
      <style:text-properties officeooo:rsid="03573000"/>
    </style:style>
    <style:style style:name="T54" style:family="text">
      <style:text-properties officeooo:rsid="0358fc3a"/>
    </style:style>
    <style:style style:name="T55" style:family="text">
      <style:text-properties officeooo:rsid="035bf411"/>
    </style:style>
    <style:style style:name="T56" style:family="text">
      <style:text-properties officeooo:rsid="035c42dc"/>
    </style:style>
    <style:style style:name="T57" style:family="text">
      <style:text-properties officeooo:rsid="035ca029"/>
    </style:style>
    <style:style style:name="T58" style:family="text">
      <style:text-properties officeooo:rsid="03601654"/>
    </style:style>
    <style:style style:name="T59" style:family="text">
      <style:text-properties officeooo:rsid="036033d6"/>
    </style:style>
    <style:style style:name="T60" style:family="text">
      <style:text-properties officeooo:rsid="03652e71"/>
    </style:style>
    <style:style style:name="T61" style:family="text">
      <style:text-properties officeooo:rsid="0367a8a3"/>
    </style:style>
    <style:style style:name="T62" style:family="text">
      <style:text-properties officeooo:rsid="0367e11b"/>
    </style:style>
    <style:style style:name="T63" style:family="text">
      <style:text-properties officeooo:rsid="036869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tab/>Website Software Versions</text:h>
      <text:p text:style-name="P1">Active Presenter: <text:span text:style-name="T8">8.</text:span><text:span text:style-name="T39">5.</text:span><text:span text:style-name="T60">2</text:span></text:p>
      <text:p text:style-name="P2">LibreOffice: <text:span text:style-name="T23">7.</text:span><text:span text:style-name="T55">2.</text:span><text:span text:style-name="T60">1</text:span></text:p>
      <text:p text:style-name="P2">Thunderbird: <text:span text:style-name="T53">91.</text:span><text:span text:style-name="T60">1.1</text:span></text:p>
      <text:p text:style-name="P3"><text:span text:style-name="T18">WPS Office: 11.2.0.</text:span><text:span text:style-name="T29">10</text:span><text:span text:style-name="T46">2</text:span><text:span text:style-name="T58">9</text:span><text:span text:style-name="T61">6</text:span></text:p>
      <text:p text:style-name="P2">VLC: 3.0.<text:span text:style-name="T16">1</text:span><text:span text:style-name="T44">6</text:span></text:p>
      <text:p text:style-name="P2">DVDStyler: 3.<text:span text:style-name="T44">2</text:span></text:p>
      <text:p text:style-name="P2">GIMP: 2.10.<text:span text:style-name="T21">2</text:span><text:span text:style-name="T32">4</text:span></text:p>
      <text:p text:style-name="P2">OpenShot: <text:span text:style-name="T1">2.</text:span><text:span text:style-name="T55">6.</text:span><text:span text:style-name="T62">1</text:span></text:p>
      <text:p text:style-name="P4"><text:span text:style-name="T18">Audacity: </text:span><text:span text:style-name="T30">3.0.</text:span><text:span text:style-name="T56">4</text:span></text:p>
      <text:p text:style-name="P2">Paint.net: 4.<text:span text:style-name="T3">2.1</text:span><text:span text:style-name="T33">6</text:span></text:p>
      <text:p text:style-name="P2">MakeMKV: 1.1<text:span text:style-name="T37">6.</text:span><text:span text:style-name="T47">4</text:span></text:p>
      <text:p text:style-name="P5">SMPlayer: <text:span text:style-name="T12">2</text:span><text:span text:style-name="T26">1.</text:span><text:span text:style-name="T54">8.0</text:span></text:p>
      <text:p text:style-name="P6">Kdenlive: <text:span text:style-name="T17">2</text:span><text:span text:style-name="T35">1.0</text:span><text:span text:style-name="T54">8.</text:span><text:span text:style-name="T58">1</text:span></text:p>
      <text:p text:style-name="P7">Ubuntu Server: 20.04.<text:span text:style-name="T56">3</text:span></text:p>
      <text:p text:style-name="P2">Fedora: 3<text:span text:style-name="T36">4</text:span></text:p>
      <text:p text:style-name="P8"><text:span text:style-name="T19">CloudReady </text:span><text:span text:style-name="T11">(Image)</text:span><text:span text:style-name="T19">: </text:span><text:span text:style-name="T56">92.</text:span><text:span text:style-name="T62">4.2</text:span></text:p>
      <text:p text:style-name="P2">Linux Mint: <text:span text:style-name="T22">20.</text:span><text:span text:style-name="T48">2</text:span></text:p>
      <text:p text:style-name="P2">Ubuntu: <text:span text:style-name="T13">20.04.</text:span><text:span text:style-name="T58">3</text:span></text:p>
      <text:p text:style-name="P2">CentOS: <text:span text:style-name="T4">8</text:span><text:span text:style-name="T5">.2.2</text:span><text:span text:style-name="T6">105</text:span></text:p>
      <text:p text:style-name="P9">Kubuntu: <text:span text:style-name="T14">20.</text:span><text:span text:style-name="T28">04.</text:span><text:span text:style-name="T56">03</text:span></text:p>
      <text:p text:style-name="P10">Manjaro: 2<text:span text:style-name="T31">1.</text:span><text:span text:style-name="T56">1.</text:span><text:span text:style-name="T59">2</text:span></text:p>
      <text:p text:style-name="P11">Arch: <text:span text:style-name="T59">9</text:span><text:span text:style-name="T38">/1/21</text:span></text:p>
      <text:p text:style-name="P12">Debian (Stable): 1<text:span text:style-name="T54">1.0.0</text:span></text:p>
      <text:p text:style-name="P13">OpenSuse (Leap): 15.<text:span text:style-name="T40">3</text:span></text:p>
      <text:p text:style-name="P14">Visual Studio: 2019</text:p>
      <text:p text:style-name="P15">FileZilla Client: 3.<text:span text:style-name="T25">5</text:span><text:span text:style-name="T48">5.</text:span><text:span text:style-name="T51">1</text:span></text:p>
      <text:p text:style-name="P16">Notepad ++: <text:span text:style-name="T42">8.</text:span><text:span text:style-name="T45">1.</text:span><text:span text:style-name="T57">4</text:span></text:p>
      <text:p text:style-name="P16">Brackets: <text:span text:style-name="T2">1.14.</text:span><text:span text:style-name="T20">2 (Windows and Mac) 1.14.1 (Linux)</text:span></text:p>
      <text:p text:style-name="P16"><text:soft-page-break/>Rufus: 3.<text:span text:style-name="T15">1</text:span><text:span text:style-name="T52">5</text:span></text:p>
      <text:p text:style-name="P17">VirtualBox: 6.<text:span text:style-name="T7">1.</text:span><text:span text:style-name="T34">2</text:span><text:span text:style-name="T50">6</text:span></text:p>
      <text:p text:style-name="P16">Sharex: <text:span text:style-name="T2">13.</text:span><text:span text:style-name="T62">6.1</text:span></text:p>
      <text:p text:style-name="P16">XDM:<text:span text:style-name="T10"> 7.2.1</text:span><text:span text:style-name="T24">1</text:span></text:p>
      <text:p text:style-name="P16">Vivaldi: <text:span text:style-name="T43">4.</text:span><text:span text:style-name="T63">2</text:span></text:p>
      <text:p text:style-name="P16">7-zip: <text:span text:style-name="T9">2</text:span><text:span text:style-name="T27">1.0</text:span><text:span text:style-name="T49">3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9-17T21:06:13.675370341</dc:date>
    <meta:editing-duration>P2DT32M53S</meta:editing-duration>
    <meta:editing-cycles>418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3" meta:non-whitespace-character-count="571"/>
  </office:meta>
</office:document-meta>
</file>